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2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3" style:family="paragraph" style:parent-style-name="Standard">
      <style:text-properties fo:font-style="normal" officeooo:rsid="0029f3cd" officeooo:paragraph-rsid="0029f3cd" style:font-style-asian="normal" style:font-style-complex="normal"/>
    </style:style>
    <style:style style:name="P4" style:family="paragraph" style:parent-style-name="Standard">
      <style:text-properties fo:font-style="normal" officeooo:rsid="002dffa4" officeooo:paragraph-rsid="002dffa4" style:font-style-asian="normal" style:font-style-complex="normal"/>
    </style:style>
    <style:style style:name="P5" style:family="paragraph" style:parent-style-name="Standard">
      <style:text-properties fo:font-style="normal" officeooo:rsid="00393a71" officeooo:paragraph-rsid="00401bfe" style:font-style-asian="normal" style:font-style-complex="normal"/>
    </style:style>
    <style:style style:name="P6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7" style:family="paragraph" style:parent-style-name="Standard">
      <style:text-properties fo:font-style="normal" officeooo:rsid="00401bfe" officeooo:paragraph-rsid="00401bfe" style:font-style-asian="normal" style:font-style-complex="normal"/>
    </style:style>
    <style:style style:name="P8" style:family="paragraph" style:parent-style-name="Standard">
      <style:text-properties officeooo:rsid="002b63e3" officeooo:paragraph-rsid="000b160a"/>
    </style:style>
    <style:style style:name="P9" style:family="paragraph" style:parent-style-name="Standard">
      <style:text-properties officeooo:paragraph-rsid="0002c5b4"/>
    </style:style>
    <style:style style:name="P10" style:family="paragraph" style:parent-style-name="Standard">
      <style:text-properties officeooo:rsid="000f52ad" officeooo:paragraph-rsid="0023bff0"/>
    </style:style>
    <style:style style:name="P11" style:family="paragraph" style:parent-style-name="Standard">
      <style:text-properties fo:font-style="italic" officeooo:rsid="002dffa4" officeooo:paragraph-rsid="0030ff5e" style:font-style-asian="italic" style:font-style-complex="italic"/>
    </style:style>
    <style:style style:name="P12" style:family="paragraph" style:parent-style-name="Heading_20_1">
      <style:text-properties officeooo:paragraph-rsid="0002c5b4"/>
    </style:style>
    <style:style style:name="P13" style:family="paragraph" style:parent-style-name="Standard">
      <style:text-properties style:font-name="Liberation Sans" fo:font-size="14pt" fo:font-style="italic" fo:font-weight="bold" officeooo:rsid="0039e34e" officeooo:paragraph-rsid="0028231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4" style:family="paragraph" style:parent-style-name="Standard">
      <style:text-properties fo:font-style="normal" officeooo:rsid="0042d466" officeooo:paragraph-rsid="0042d466" style:font-style-asian="normal" style:font-style-complex="normal"/>
    </style:style>
    <style:style style:name="P15" style:family="paragraph" style:parent-style-name="Standard" style:list-style-name="L3">
      <style:text-properties fo:font-style="normal" officeooo:rsid="0042d466" officeooo:paragraph-rsid="0042d466" style:font-style-asian="normal" style:font-style-complex="normal"/>
    </style:style>
    <style:style style:name="P16" style:family="paragraph" style:parent-style-name="Standard" style:list-style-name="L4">
      <style:text-properties fo:font-style="normal" officeooo:rsid="0042d466" officeooo:paragraph-rsid="0042d466" style:font-style-asian="normal" style:font-style-complex="normal"/>
    </style:style>
    <style:style style:name="P17" style:family="paragraph" style:parent-style-name="Heading_20_2">
      <style:text-properties officeooo:rsid="0039e34e" officeooo:paragraph-rsid="002dffa4"/>
    </style:style>
    <style:style style:name="T1" style:family="text">
      <style:text-properties officeooo:rsid="002c676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401bfe"/>
    </style:style>
    <style:style style:name="T5" style:family="text">
      <style:text-properties officeooo:rsid="004108ff"/>
    </style:style>
    <style:style style:name="T6" style:family="text">
      <style:text-properties officeooo:rsid="0042d4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P<text:span text:style-name="T4">9 et 10</text:span> : <text:span text:style-name="T1">Json</text:span></text:h>
      <text:p text:style-name="P9"/>
      <text:p text:style-name="P9"/>
      <text:p text:style-name="P13"><text:span text:style-name="T6">9.</text:span> Sérialisation Json <text:span text:style-name="T6">(Optionnel)</text:span></text:p>
      <text:p text:style-name="P6"/>
      <text:p text:style-name="P7"><text:span text:style-name="T5">Sérialiser</text:span> la map des index et stocker <text:span text:style-name="T5">le résultat dans le champ jsonMap </text:span>en base</text:p>
      <text:p text:style-name="P5"/>
      <text:h text:style-name="P17" text:outline-level="2"><text:span text:style-name="T6">10.</text:span> <text:span text:style-name="T6">Groovlet</text:span> </text:h>
      <text:p text:style-name="P14">Récupérer le projet Gradle fourni</text:p>
      <text:p text:style-name="P14"/>
      <text:p text:style-name="P14">Effectuer :</text:p>
      <text:p text:style-name="P14"><text:span text:style-name="T3">./gradlew jettyRun</text:span> </text:p>
      <text:p text:style-name="P14"/>
      <text:p text:style-name="P14">Cela doit démarre un serveur Jetty sur le port 8080, accéder à la page d’accueil</text:p>
      <text:p text:style-name="P14"/>
      <text:p text:style-name="P14">Inspecter le code fourni, en particulier : </text:p>
      <text:list xml:id="list3706352168" text:style-name="L3">
        <text:list-item>
          <text:p text:style-name="P15">Le fichier <text:span text:style-name="T3">build.gradle</text:span> (C’est du groovy!)</text:p>
        </text:list-item>
        <text:list-item>
          <text:p text:style-name="P15">Le code présent dans <text:span text:style-name="T3">src/main/groovy</text:span> : Il contient les classes des ateliers précédents</text:p>
        </text:list-item>
        <text:list-item>
          <text:p text:style-name="P15">Les exemples de groovlets dans <text:span text:style-name="T3">src/main/webapp</text:span></text:p>
        </text:list-item>
      </text:list>
      <text:p text:style-name="P14"/>
      <text:p text:style-name="P14">Compléter les groovlets <text:span text:style-name="T3">getAll.groovy</text:span> et <text:span text:style-name="T3">post.groovy</text:span> qui doivent respectivement :</text:p>
      <text:list xml:id="list2860628580" text:style-name="L4">
        <text:list-item>
          <text:p text:style-name="P16">Renvoyer un tableau JSON qui contient tous les index stockés en base</text:p>
        </text:list-item>
        <text:list-item>
          <text:p text:style-name="P16">Qui permet d’indexer un texte et de créer une entrée en base</text:p>
        </text:list-item>
      </text:list>
      <text:p text:style-name="P4"/>
      <text:p text:style-name="P11"/>
      <text:p text:style-name="P3"/>
      <text:p text:style-name="P1"/>
      <text:p text:style-name="P2"/>
      <text:p text:style-name="P1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7T10:48:40.960526850</dc:date>
    <meta:editing-duration>PT14H53M19S</meta:editing-duration>
    <meta:editing-cycles>5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1" meta:character-count="716" meta:non-whitespace-character-count="612"/>
  </office:meta>
</office:document-meta>
</file>